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cb48" officeooo:paragraph-rsid="000ccb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ôle Science des données 2</text:p>
      <text:p text:style-name="P1">L3 MIASHS, 16 octobre 2023</text:p>
      <text:p text:style-name="P1"/>
      <text:p text:style-name="P1">Prénom :</text:p>
      <text:p text:style-name="P1">Nom :</text:p>
      <text:p text:style-name="P1"/>
      <text:p text:style-name="Horizontal_20_Lin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preux</meta:initial-creator>
    <meta:creation-date>2023-10-14T11:15:22.564610642</meta:creation-date>
    <dc:date>2023-10-14T11:22:38.137091407</dc:date>
    <dc:creator>philippe preux</dc:creator>
    <meta:editing-duration>PT6M5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4" meta:character-count="69" meta:non-whitespace-character-count="59"/>
  </office:meta>
</office:document-meta>
</file>